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05mm"/>
    </style:style>
    <style:style style:name="co2" style:family="table-column">
      <style:table-column-properties fo:break-before="auto" style:column-width="187.17mm"/>
    </style:style>
    <style:style style:name="co3" style:family="table-column">
      <style:table-column-properties fo:break-before="auto" style:column-width="22.3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LOG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loggato decide di uscire dal sist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nessu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2" office:value-type="string" calcext:value-type="string">
            <text:p>1. L'utente scegli di uscire dalla web application. </text:p>
            <text:p>3. Il sistema restituisce un messaggio per indicare che il logout ha avuto success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Il sistema reindirizza l’utente sulla pagina inizia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nessun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43:54.744027808</meta:creation-date>
    <dc:date>2017-02-03T11:47:11.737478132</dc:date>
    <meta:editing-duration>PT3M17S</meta:editing-duration>
    <meta:editing-cycles>1</meta:editing-cycles>
    <meta:document-statistic meta:table-count="1" meta:cell-count="18" meta:object-count="0"/>
    <meta:generator>LibreOffice/5.1.4.2$Linux_X86_64 LibreOffice_project/10m0$Build-2</meta:generator>
  </office:meta>
</office:document-meta>
</file>